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size="14pt" style:font-size-asian="14pt"/>
    </style:style>
    <style:style style:name="T3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4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5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6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 fo:language="bg" fo:country="BG"/>
    </style:style>
    <style:style style:name="T7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8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T10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12" style:parent-style-name="Normal" style:family="paragraph">
      <style:text-properties fo:font-weight="bold" style:font-weight-asian="bold" fo:font-size="14pt" style:font-size-asian="14pt" style:font-size-complex="14pt"/>
    </style:style>
    <style:style style:name="P13" style:parent-style-name="Normal" style:family="paragraph">
      <style:paragraph-properties fo:text-align="justify" fo:text-indent="0.4916in"/>
    </style:style>
    <style:style style:name="T14" style:parent-style-name="DefaultParagraphFont" style:family="text">
      <style:text-properties fo:font-size="14pt" style:font-size-asian="14pt" fo:language="bg" fo:country="BG"/>
    </style:style>
    <style:style style:name="T15" style:parent-style-name="DefaultParagraphFont" style:family="text">
      <style:text-properties fo:font-size="14pt" style:font-size-asian="14pt"/>
    </style:style>
    <style:style style:name="T16" style:parent-style-name="DefaultParagraphFont" style:family="text">
      <style:text-properties fo:font-size="14pt" style:font-size-asian="14pt" fo:language="bg" fo:country="BG"/>
    </style:style>
    <style:style style:name="T17" style:parent-style-name="DefaultParagraphFont" style:family="text">
      <style:text-properties fo:font-size="14pt" style:font-size-asian="14pt"/>
    </style:style>
    <style:style style:name="T18" style:parent-style-name="DefaultParagraphFont" style:family="text">
      <style:text-properties fo:font-size="14pt" style:font-size-asian="14pt" fo:language="bg" fo:country="BG"/>
    </style:style>
    <style:style style:name="T19" style:parent-style-name="DefaultParagraphFont" style:family="text">
      <style:text-properties fo:font-size="14pt" style:font-size-asian="14pt" fo:language="bg" fo:country="BG"/>
    </style:style>
    <style:style style:name="T20" style:parent-style-name="DefaultParagraphFont" style:family="text">
      <style:text-properties fo:font-size="14pt" style:font-size-asian="14pt" fo:language="en" fo:country="US"/>
    </style:style>
    <style:style style:name="T21" style:parent-style-name="DefaultParagraphFont" style:family="text">
      <style:text-properties fo:font-size="14pt" style:font-size-asian="14pt"/>
    </style:style>
    <style:style style:name="T22" style:parent-style-name="DefaultParagraphFont" style:family="text">
      <style:text-properties fo:font-size="14pt" style:font-size-asian="14pt" fo:language="bg" fo:country="BG"/>
    </style:style>
    <style:style style:name="T23" style:parent-style-name="DefaultParagraphFont" style:family="text">
      <style:text-properties fo:font-size="14pt" style:font-size-asian="14pt"/>
    </style:style>
    <style:style style:name="P24" style:parent-style-name="Normal" style:family="paragraph">
      <style:paragraph-properties fo:text-align="justify"/>
      <style:text-properties fo:font-size="14pt" style:font-size-asian="14pt"/>
    </style:style>
    <style:style style:name="T25" style:parent-style-name="DefaultParagraphFont" style:family="text">
      <style:text-properties fo:font-size="14pt" style:font-size-asian="14pt" fo:language="en" fo:country="US"/>
    </style:style>
    <style:style style:name="T26" style:parent-style-name="DefaultParagraphFont" style:family="text">
      <style:text-properties fo:font-size="14pt" style:font-size-asian="14pt" fo:language="bg" fo:country="BG"/>
    </style:style>
    <style:style style:name="T27" style:parent-style-name="DefaultParagraphFont" style:family="text">
      <style:text-properties fo:font-size="14pt" style:font-size-asian="14pt" fo:language="bg" fo:country="BG"/>
    </style:style>
    <style:style style:name="T28" style:parent-style-name="DefaultParagraphFont" style:family="text">
      <style:text-properties fo:font-size="14pt" style:font-size-asian="14pt" fo:language="en" fo:country="US"/>
    </style:style>
    <style:style style:name="T29" style:parent-style-name="DefaultParagraphFont" style:family="text">
      <style:text-properties fo:font-size="14pt" style:font-size-asian="14pt" fo:language="bg" fo:country="BG"/>
    </style:style>
    <style:style style:name="T30" style:parent-style-name="DefaultParagraphFont" style:family="text">
      <style:text-properties fo:font-size="14pt" style:font-size-asian="14pt" fo:language="bg" fo:country="BG"/>
    </style:style>
  </office:automatic-styles>
  <office:body>
    <office:text text:use-soft-page-breaks="true">
      <text:p text:style-name="P1"><text:span text:style-name="T2"><text:s/></text:span><text:span text:style-name="T3">Инстру</text:span><text:span text:style-name="T4">к</text:span><text:span text:style-name="T5">ции за <text:s/>работа с програмата</text:span><text:span text:style-name="T6"><text:s/></text:span><text:span text:style-name="T7">NITRObot</text:span><text:span text:style-name="T8">_</text:span><text:span text:style-name="T9">Calibration</text:span><text:span text:style-name="T10">_</text:span><text:span text:style-name="T11">Instructions</text:span></text:p>
      <text:p text:style-name="P12"/>
      <text:p text:style-name="P13"><text:span text:style-name="T14">На редове<text:s/></text:span><text:span text:style-name="T15">9</text:span><text:span text:style-name="T16">-</text:span><text:span text:style-name="T17">10</text:span><text:span text:style-name="T18"><text:s/>се задава скоростта на двигателите на робота. Първоначално трябва да се извърши калибриране на двигателите. Робота се стартира в права посока със<text:s/></text:span><text:span text:style-name="T19">скорост на двигателите (пример<text:s/></text:span><text:span text:style-name="T20">PWM</text:span><text:span text:style-name="T21">-100).</text:span><text:span text:style-name="T22"><text:s/>Ако робота се отклони <text:s/>в определена посока то скоростта на избързващия двигател се намалява докато <text:s/>робота започне да се движи в права посока</text:span><text:span text:style-name="T23">. Данните се запазват за задачите "Изход лабиринт" и "Следене на линия".</text:span></text:p>
      <text:p text:style-name="P24"/>
      <text:p text:style-name="Normal"><text:span text:style-name="T25">9</text:span><text:span text:style-name="T26">.<text:s/></text:span><text:span text:style-name="T27">const int LeftSpeed = 100;<text:s/></text:span></text:p>
      <text:p text:style-name="Normal"><text:span text:style-name="T28">10</text:span><text:span text:style-name="T29">.<text:s/></text:span><text:span text:style-name="T30">const int RightSpeed = 100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ofessional</meta:initial-creator>
    <dc:creator>Stefan Chivarov</dc:creator>
    <meta:creation-date>2021-09-13T07:21:00Z</meta:creation-date>
    <dc:date>2021-09-13T07:21:00Z</dc:date>
    <meta:template xlink:href="Normal.dotm" xlink:type="simple"/>
    <meta:editing-cycles>2</meta:editing-cycles>
    <meta:editing-duration>PT60S</meta:editing-duration>
    <meta:document-statistic meta:page-count="1" meta:paragraph-count="1" meta:word-count="82" meta:character-count="550" meta:row-count="3" meta:non-whitespace-character-count="469"/>
  </office:meta>
</office:document-meta>
</file>